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5f08" officeooo:paragraph-rsid="001e5f08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et League </text:p>
      <text:p text:style-name="P1">→ Twitter (Toucher les jeunes, faire des annonces)</text:p>
      <text:p text:style-name="P1">→ Tik-Tok (Toucher les jeunes, mettre le jeu en avant avec des vidéos)</text:p>
      <text:p text:style-name="P1"/>
      <text:p text:style-name="P1">Twitter : </text:p>
      <text:p text:style-name="P1"><text:tab/>« Octane ou Dominus ? Choisissez votre camp avec « nom de la dernière mise à jour » et jouez au « inserer nom de mode de jeu » à partir du 26 Février ! »</text:p>
      <text:p text:style-name="P1">Lien du jeu sur l’epic game store</text:p>
      <text:p text:style-name="P1"/>
      <text:p text:style-name="P1">Tik-Tok : </text:p>
      <text:p text:style-name="P1"><text:tab/>Un clip d’une action impressionnante réalisée par des joueurs professionnels avec comme légende quelque chose comme : </text:p>
      <text:p text:style-name="P1">« Ce jour ou Zen a écrit la légende de Rocket League » ainsi qu’un lien vers le jeu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4:13:56.833000000</meta:creation-date>
    <dc:date>2024-02-23T15:53:06.146000000</dc:date>
    <meta:editing-duration>PT1H39M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106" meta:character-count="545" meta:non-whitespace-character-count="441"/>
  </office:meta>
</office:document-meta>
</file>